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weight="bold" officeooo:rsid="000ff671" officeooo:paragraph-rsid="000ff671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mplo 1 - Empréstimo de Livro</text:p>
      <text:p text:style-name="P1"/>
      <text:p text:style-name="P1">CREATE TABLE GENERO (</text:p>
      <text:p text:style-name="P1"><text:s text:c="5"/>ID_GENERO SERIAL NOT NULL PRIMARY KEY,</text:p>
      <text:p text:style-name="P1"><text:s text:c="5"/>DESCRICAO VARCHAR(25) NOT NULL </text:p>
      <text:p text:style-name="P1">);</text:p>
      <text:p text:style-name="P1"/>
      <text:p text:style-name="P1">CREATE TABLE OBRA (</text:p>
      <text:p text:style-name="P1"><text:s text:c="4"/>NR_OBRA SERIAL NOT NULL PRIMARY KEY,</text:p>
      <text:p text:style-name="P1"><text:s text:c="4"/>TITULO VARCHAR (60) NOT NULL,</text:p>
      <text:p text:style-name="P1"><text:s text:c="4"/>ID_GENERO INTEGER NOT NULL,</text:p>
      <text:p text:style-name="P1"><text:s text:c="4"/>FOREIGN KEY (ID_GENERO) REFERENCES GENERO (ID_GENERO)</text:p>
      <text:p text:style-name="P1">);</text:p>
      <text:p text:style-name="P1"/>
      <text:p text:style-name="P1">CREATE TABLE AUTOR (</text:p>
      <text:p text:style-name="P1"><text:s text:c="5"/>ID_AUTOR SERIAL NOT NULL PRIMARY KEY,</text:p>
      <text:p text:style-name="P1"><text:s text:c="5"/>NOME VARCHAR(25) NOT NULL </text:p>
      <text:p text:style-name="P1">);</text:p>
      <text:p text:style-name="P1"/>
      <text:p text:style-name="P1">CREATE TABLE AUTORIA ( <text:s text:c="2"/></text:p>
      <text:p text:style-name="P1"><text:tab/>NR_OBRA <text:s/>INTEGER NOT NULL,</text:p>
      <text:p text:style-name="P1"><text:s text:c="4"/>ID_AUTOR INTEGER NOT NULL,</text:p>
      <text:p text:style-name="P1"><text:s text:c="4"/>PRIMARY KEY (NR_OBRA, ID_AUTOR),</text:p>
      <text:p text:style-name="P1"><text:s text:c="4"/>FOREIGN KEY (NR_OBRA) REFERENCES OBRA (NR_OBRA),</text:p>
      <text:p text:style-name="P1"><text:s text:c="4"/>FOREIGN KEY (ID_AUTOR) REFERENCES AUTOR (ID_AUTOR) </text:p>
      <text:p text:style-name="P1">);</text:p>
      <text:p text:style-name="P1"/>
      <text:p text:style-name="P1">CREATE TABLE EDITORA (</text:p>
      <text:p text:style-name="P1"><text:s text:c="4"/>ID_EDITORA SERIAL NOT NULL PRIMARY KEY,</text:p>
      <text:p text:style-name="P1"><text:s text:c="4"/>NOME_FANTASIA VARCHAR(60) NOT NULL</text:p>
      <text:p text:style-name="P1">);</text:p>
      <text:p text:style-name="P1"/>
      <text:p text:style-name="P1">CREATE TABLE LIVRO (</text:p>
      <text:p text:style-name="P1"><text:s text:c="4"/>NR_LIVRO SERIAL NOT NULL PRIMARY KEY,</text:p>
      <text:p text:style-name="P1"><text:s text:c="4"/>DATA_AQUISICAO <text:s/>DATE <text:s/>NOT NULL,</text:p>
      <text:p text:style-name="P1"><text:soft-page-break/><text:s text:c="4"/>EDICAO <text:s/>SMALLINT <text:s/>NOT NULL,</text:p>
      <text:p text:style-name="P1"><text:s text:c="4"/>NR_OBRA INTEGER REFERENCES OBRA (NR_OBRA),</text:p>
      <text:p text:style-name="P1"><text:s text:c="4"/>ID_EDITORA INTEGER REFERENCES EDITORA(ID_EDITORA)</text:p>
      <text:p text:style-name="P1">);</text:p>
      <text:p text:style-name="P1"/>
      <text:p text:style-name="P1">CREATE TABLE USUARIO (</text:p>
      <text:p text:style-name="P1"><text:s text:c="6"/>MATRICULA SERIAL NOT NULL PRIMARY KEY,</text:p>
      <text:p text:style-name="P1"><text:s text:c="6"/>NOME VARCHAR(50) NOT NULL,</text:p>
      <text:p text:style-name="P1"><text:s text:c="6"/>SEXO CHAR(1) NOT NULL,</text:p>
      <text:p text:style-name="P1"><text:s text:c="6"/>DATA_NASCIMENTO DATE NOT NULL,</text:p>
      <text:p text:style-name="P1"><text:s text:c="6"/>ENDERECO VARCHAR(60) NOT NULL </text:p>
      <text:p text:style-name="P1">);</text:p>
      <text:p text:style-name="P1"/>
      <text:p text:style-name="P1">CREATE TABLE MOVIMENTACAO ( <text:s text:c="2"/></text:p>
      <text:p text:style-name="P1"><text:s text:c="4"/>MATRICULA INTEGER NOT NULL,</text:p>
      <text:p text:style-name="P1"><text:s text:c="4"/>NR_LIVRO INTEGER NOT NULL,</text:p>
      <text:p text:style-name="P1"><text:s text:c="4"/>DATA_EMPRESTIMO DATE NOT NULL,</text:p>
      <text:p text:style-name="P1"><text:s text:c="4"/>DATA_PREVISTA DATE NOT NULL,</text:p>
      <text:p text:style-name="P1"><text:s text:c="4"/>DATA_DEVOLUCAO DATE NOT NULL,</text:p>
      <text:p text:style-name="P1"><text:s text:c="4"/>PRIMARY KEY (MATRICULA , NR_LIVRO, DATA_EMPRESTIMO ),</text:p>
      <text:p text:style-name="P1"><text:s text:c="4"/>FOREIGN KEY (NR_LIVRO) REFERENCES LIVRO(NR_LIVRO),</text:p>
      <text:p text:style-name="P1"><text:s text:c="4"/>FOREIGN KEY (MATRICULA) REFERENCES USUARIO(MATRICULA ) </text:p>
      <text:p text:style-name="P1">);</text:p>
      <text:p text:style-name="P1"/>
      <text:p text:style-name="P1">/*---------------- INSERT TABELA Genero ----------------*/</text:p>
      <text:p text:style-name="P1">select * from genero;</text:p>
      <text:p text:style-name="P1"/>
      <text:p text:style-name="P1">INSERT INTO genero (descricao) VALUES ('Aventura');</text:p>
      <text:p text:style-name="P1">INSERT INTO genero (descricao) VALUES ('Romance');</text:p>
      <text:p text:style-name="P1">INSERT INTO genero (descricao) VALUES ('Ficçao');</text:p>
      <text:p text:style-name="P1">INSERT INTO genero (descricao) VALUES ('Drama');</text:p>
      <text:p text:style-name="P1">INSERT INTO genero (descricao) VALUES ('Terror');</text:p>
      <text:p text:style-name="P1"/>
      <text:p text:style-name="P1">/*---------------- INSERT TABELA Obra ----------------*/</text:p>
      <text:p text:style-name="P1">select * from obra;</text:p>
      <text:p text:style-name="P1"><text:soft-page-break/></text:p>
      <text:p text:style-name="P1">INSERT INTO obra (titulo, id_genero) VALUES ('Os Goonies', 1);</text:p>
      <text:p text:style-name="P1">INSERT INTO obra (titulo, id_genero) VALUES ('IT - A Coisa', 5);</text:p>
      <text:p text:style-name="P1">INSERT INTO obra (titulo, id_genero) VALUES ('Corte De Espinhos e Rosas', 4);</text:p>
      <text:p text:style-name="P1">INSERT INTO obra (titulo, id_genero) VALUES ('Orgulho e Preconceito', 2);</text:p>
      <text:p text:style-name="P1">INSERT INTO obra (titulo, id_genero) VALUES ('Harry Potter', 3);</text:p>
      <text:p text:style-name="P1"/>
      <text:p text:style-name="P1">/*---------------- INSERT TABELA Autor ----------------*/</text:p>
      <text:p text:style-name="P1">select * from autor;</text:p>
      <text:p text:style-name="P1"/>
      <text:p text:style-name="P1">INSERT INTO autor (nome) VALUES ('Sara J. Maas');</text:p>
      <text:p text:style-name="P1">INSERT INTO autor (nome) VALUES ('Steven Spielberg');</text:p>
      <text:p text:style-name="P1">INSERT INTO autor (nome) VALUES ('Stephen King');</text:p>
      <text:p text:style-name="P1">INSERT INTO autor (nome) VALUES ('Jane Austen');</text:p>
      <text:p text:style-name="P1">INSERT INTO autor (nome) VALUES ('J. K. Rowlin');</text:p>
      <text:p text:style-name="P1"/>
      <text:p text:style-name="P1">/*---------------- INSERT TABELA Autoria ----------------*/</text:p>
      <text:p text:style-name="P1">select * from autoria;</text:p>
      <text:p text:style-name="P1"/>
      <text:p text:style-name="P1">INSERT INTO autoria (nr_obra, id_autor) VALUES (1, 2);</text:p>
      <text:p text:style-name="P1">INSERT INTO autoria (nr_obra, id_autor) VALUES (2, 3);</text:p>
      <text:p text:style-name="P1">INSERT INTO autoria (nr_obra, id_autor) VALUES (3, 1);</text:p>
      <text:p text:style-name="P1">INSERT INTO autoria (nr_obra, id_autor) VALUES (4, 4);</text:p>
      <text:p text:style-name="P1">INSERT INTO autoria (nr_obra, id_autor) VALUES (5, 5);</text:p>
      <text:p text:style-name="P1"/>
      <text:p text:style-name="P1">/*---------------- INSERT TABELA Editora ----------------*/</text:p>
      <text:p text:style-name="P1">select * from editora;</text:p>
      <text:p text:style-name="P1"/>
      <text:p text:style-name="P1">INSERT INTO editora (nome_fantasia) VALUES ('Darkside');</text:p>
      <text:p text:style-name="P1">INSERT INTO editora (nome_fantasia) VALUES ('Suma');</text:p>
      <text:p text:style-name="P1">INSERT INTO editora (nome_fantasia) VALUES ('Galera');</text:p>
      <text:p text:style-name="P1">INSERT INTO editora (nome_fantasia) VALUES ('Martin Claret');</text:p>
      <text:p text:style-name="P1">INSERT INTO editora (nome_fantasia) VALUES ('Rocco');</text:p>
      <text:p text:style-name="P1"/>
      <text:p text:style-name="P1">/*---------------- INSERT TABELA Livro ----------------*/</text:p>
      <text:p text:style-name="P1"><text:soft-page-break/>select * from livro;</text:p>
      <text:p text:style-name="P1"/>
      <text:p text:style-name="P1">INSERT INTO livro (data_aquisicao, edicao, nr_obra, id_editora) VALUES ('2021-01-25', 9, 1, 1);</text:p>
      <text:p text:style-name="P1">INSERT INTO livro (data_aquisicao, edicao, nr_obra, id_editora) VALUES ('2021-03-19', 2, 2, 2);</text:p>
      <text:p text:style-name="P1">INSERT INTO livro (data_aquisicao, edicao, nr_obra, id_editora) VALUES ('2021-05-08', 3, 3, 3);</text:p>
      <text:p text:style-name="P1">INSERT INTO livro (data_aquisicao, edicao, nr_obra, id_editora) VALUES ('2021-05-10', 3, 4, 4);</text:p>
      <text:p text:style-name="P1">INSERT INTO livro (data_aquisicao, edicao, nr_obra, id_editora) VALUES ('2021-10-19', 15, 5, 5);</text:p>
      <text:p text:style-name="P1"/>
      <text:p text:style-name="P1">/*---------------- INSERT TABELA Usuário ----------------*/</text:p>
      <text:p text:style-name="P1">select * from usuario;</text:p>
      <text:p text:style-name="P1"/>
      <text:p text:style-name="P1">INSERT INTO usuario (nome, sexo, data_nascimento, endereco) VALUES ('Sarah', 'F','1999-03-22','Prityan');</text:p>
      <text:p text:style-name="P1">INSERT INTO usuario (nome, sexo, data_nascimento, endereco) VALUES ('Igor Carlos Pulini', 'M', '1972-01-15', 'Jose Passos' );</text:p>
      <text:p text:style-name="P1">INSERT INTO usuario (nome, sexo, data_nascimento, endereco) VALUES ('Stephen', 'M', '1972-06-26','Av. Lagos');</text:p>
      <text:p text:style-name="P1">INSERT INTO usuario (nome, sexo, data_nascimento, endereco) VALUES ('Jane Austen', 'F','1980-03-19','Bath');</text:p>
      <text:p text:style-name="P1">INSERT INTO usuario (nome, sexo, data_nascimento, endereco) VALUES ('Julia', 'F','1978-10-22','Hogwarts');</text:p>
      <text:p text:style-name="P1"/>
      <text:p text:style-name="P1">/*---------------- INSERT TABELA Movimentação ----------------*/</text:p>
      <text:p text:style-name="P1">select * from movimentacao;</text:p>
      <text:p text:style-name="P1"/>
      <text:p text:style-name="P1">INSERT INTO movimentacao (matricula, nr_livro, data_emprestimo, data_prevista, data_devolucao) VALUES (1, 3,'2021-10-30','2021-11-07','2021-11-07');</text:p>
      <text:p text:style-name="P1">INSERT INTO movimentacao (matricula, nr_livro, data_emprestimo, data_prevista, data_devolucao) VALUES (2, 5,'2021-10-29','2021-11-06','2021-11-07');</text:p>
      <text:p text:style-name="P1"><text:soft-page-break/>INSERT INTO movimentacao (matricula, nr_livro, data_emprestimo, data_prevista, data_devolucao) VALUES (3, 2,'2021-10-30','2021-11-06','2021-11-08');</text:p>
      <text:p text:style-name="P1">INSERT INTO movimentacao (matricula, nr_livro, data_emprestimo, data_prevista, data_devolucao) VALUES (4, 4,'2021-10-30','2021-11-05','2021-11-06');</text:p>
      <text:p text:style-name="P1">INSERT INTO movimentacao (matricula, nr_livro, data_emprestimo, data_prevista, data_devolucao) VALUES (5, 1,'2021-10-29','2021-11-05','2021-11-07');</text:p>
      <text:p text:style-name="P1"/>
      <text:p text:style-name="P1"/>
      <text:p text:style-name="P1">/*Crie um comando que altere a descrição do gênero 1 para ‘Love’.*/</text:p>
      <text:p text:style-name="P1">UPDATE genero SET descricao = 'Love' WHERE id_genero = 1;</text:p>
      <text:p text:style-name="P1">select * from genero;</text:p>
      <text:p text:style-name="P1"/>
      <text:p text:style-name="P1">/*Crie um comando que altere a data de nascimento do usuário “Igor Carlos Pulini” para “01/11/1979”.*/</text:p>
      <text:p text:style-name="P1">UPDATE usuario SET data_nascimento = '1979-11-01' WHERE data_nascimento = '1972-01-15';</text:p>
      <text:p text:style-name="P1">select * from usuario;</text:p>
      <text:p text:style-name="P1"/>
      <text:p text:style-name="P1"/>
      <text:p text:style-name="P1">/*</text:p>
      <text:p text:style-name="P1">Crie a sequência de comandos necessários para apagar a obra 1. </text:p>
      <text:p text:style-name="P1">(Considere que a obra 1 tenha vários livros e que estes livros possam ter movimentações. </text:p>
      <text:p text:style-name="P1">Os comandos devem ser formulados na sequência correta de execução)</text:p>
      <text:p text:style-name="P1">*/</text:p>
      <text:p text:style-name="P1">obra-&gt;autoria-&gt;livro-&gt;movimentacao</text:p>
      <text:p text:style-name="P1">DELETE FROM movimentacao WHERE nr_livro in (SELECT nr_obra FROM livro WHERE nr_obra = 1);</text:p>
      <text:p text:style-name="P1">select * from movimentacao;</text:p>
      <text:p text:style-name="P1"/>
      <text:p text:style-name="P1">DELETE FROM livro WHERE nr_obra = 1;</text:p>
      <text:p text:style-name="P1">select * from livro;</text:p>
      <text:p text:style-name="P1"/>
      <text:p text:style-name="P1">DELETE FROM autoria WHERE nr_obra = 1;</text:p>
      <text:p text:style-name="P1">select * from autoria;</text:p>
      <text:p text:style-name="P1"/>
      <text:p text:style-name="P1"><text:soft-page-break/>DELETE FROM obra WHERE nr_obra = 1;</text:p>
      <text:p text:style-name="P1">select * from obra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20:38:37.638000000</meta:creation-date>
    <dc:date>2021-11-03T21:04:07.416000000</dc:date>
    <meta:editing-duration>PT15M19S</meta:editing-duration>
    <meta:editing-cycles>1</meta:editing-cycles>
    <meta:document-statistic meta:table-count="0" meta:image-count="0" meta:object-count="0" meta:page-count="6" meta:paragraph-count="126" meta:word-count="793" meta:character-count="6223" meta:non-whitespace-character-count="5403"/>
    <meta:generator>LibreOffice/7.2.0.4$Windows_X86_64 LibreOffice_project/9a9c6381e3f7a62afc1329bd359cc48accb6435b</meta:generator>
  </office:meta>
</office:document-meta>
</file>